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5.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7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line-height="100%" fo:text-align="center" fo:text-indent="0cm" style:line-break="strict"/>
    </style:style>
    <style:style style:name="P3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ccff66" fo:font-size="13pt" style:font-size-asian="13pt" style:font-size-complex="13pt"/>
    </style:style>
    <style:style style:name="T2" style:family="text">
      <style:text-properties fo:color="#ffffff" fo:font-size="12pt" fo:language="en" fo:country="AU" style:font-size-asian="12pt" style:language-asian="en" style:country-asian="AU" style:font-size-complex="12pt" style:language-complex="en" style:country-complex="AU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user-transformed="true">
          <draw:text-box>
            <text:p>The servant song<text:line-break/><text:span text:style-name="T1">(Richard Gillard)</text:span></text:p>
          </draw:text-box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rother let me be your servant</text:p>
              </text:list-item>
              <text:list-item>
                <text:p>Let me be as Christ to you</text:p>
              </text:list-item>
              <text:list-item>
                <text:p>Pray that I may have the grace to</text:p>
              </text:list-item>
              <text:list-item>
                <text:p>Let you be my servant to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e are pilgrims on a journey</text:p>
              </text:list-item>
              <text:list-item>
                <text:p>We are brothers on the road</text:p>
              </text:list-item>
              <text:list-item>
                <text:p>We are here to help each other</text:p>
              </text:list-item>
              <text:list-item>
                <text:p>Walk the mile and bear the loa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I will weep when you are weeping</text:p>
              </text:list-item>
              <text:list-item>
                <text:p>When you laugh I'll laugh with you</text:p>
              </text:list-item>
              <text:list-item>
                <text:p>I will share your joys and sorrows</text:p>
              </text:list-item>
              <text:list-item>
                <text:p>Till we've seen this journey throug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When we sing to God in heaven</text:p>
              </text:list-item>
              <text:list-item>
                <text:p>We shall find such harmony</text:p>
              </text:list-item>
              <text:list-item>
                <text:p>Born of all we've known together</text:p>
              </text:list-item>
              <text:list-item>
                <text:p>Of God's love and agon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2" draw:layer="layout" svg:width="28cm" svg:height="15.6cm" svg:x="0cm" svg:y="5.2cm" presentation:class="outline">
          <draw:text-box>
            <text:list text:style-name="L2">
              <text:list-item>
                <text:p>Brother let me be your servant</text:p>
              </text:list-item>
              <text:list-item>
                <text:p>Let me be as Christ to you</text:p>
              </text:list-item>
              <text:list-item>
                <text:p>Pray that I may have the grace to</text:p>
              </text:list-item>
              <text:list-item>
                <text:p>Let you be my servant too</text:p>
              </text:list-item>
            </text:list>
          </draw:text-box>
        </draw:frame>
        <draw:custom-shape draw:style-name="gr2" draw:text-style-name="P3" draw:layer="layout" svg:width="23.6cm" svg:height="1.782cm" svg:x="2.2cm" svg:y="18.418cm">
          <text:list text:style-name="L3">
            <text:list-header>
              <text:p text:style-name="P2"><text:span text:style-name="T2">“</text:span><text:span text:style-name="T2">The Servant Song” Words &amp; music by Richard Gillard</text:span></text:p>
              <text:p text:style-name="P2"><text:span text:style-name="T2">© 1977 GIA Publications</text:span></text:p>
              <text:p text:style-name="P2"><text:span text:style-name="T2">Used by Permission. CCLI License #89350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5.6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5.8cm" svg:x="0cm" svg:y="5.2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6-09-03T12:29:17.465283413</dc:date>
    <meta:editing-duration>PT2H8M59S</meta:editing-duration>
    <meta:editing-cycles>25</meta:editing-cycles>
    <meta:generator>LibreOffice/5.1.4.2$Linux_X86_64 LibreOffice_project/10m0$Build-2</meta:generator>
    <meta:document-statistic meta:object-count="47"/>
  </office:meta>
</office:document-meta>
</file>